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a7a7"/>
    </style:style>
    <style:style style:name="P2" style:family="paragraph" style:parent-style-name="Standard">
      <style:text-properties officeooo:rsid="0010a7a7" officeooo:paragraph-rsid="0010a7a7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style:font-name="Calibri" fo:font-size="20pt" style:font-size-asian="17.5pt" style:font-size-complex="20pt"/>
    </style:style>
    <style:style style:name="T3" style:family="text">
      <style:text-properties style:font-name="Calibri" fo:font-size="20pt" fo:language="en" fo:country="CA" style:font-size-asian="17.5pt" style:font-size-complex="20pt"/>
    </style:style>
    <style:style style:name="T4" style:family="text">
      <style:text-properties style:font-name="Calibri" fo:font-size="20pt" fo:language="en" fo:country="CA" officeooo:rsid="0010a7a7" style:font-size-asian="17.5pt" style:font-size-complex="20pt"/>
    </style: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787cm" fo:min-width="0.7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713cm" fo:min-width="0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748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0.732cm" fo:min-width="0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olving graph below using Prim’s</text:span></text:p>
      <text:p text:style-name="P1"><draw:custom-shape text:anchor-type="paragraph" draw:z-index="0" draw:name="Shape1" draw:style-name="gr7" draw:text-style-name="P3" svg:width="1.086cm" svg:height="1.086cm" svg:x="0.87cm" svg:y="0.8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<text:tab/><text:tab/>10<text:tab/><text:tab/>6</text:span></text:p>
      <text:p text:style-name="P1"><draw:custom-shape text:anchor-type="paragraph" draw:z-index="1" draw:name="Shape2" draw:style-name="gr6" draw:text-style-name="P3" svg:width="1.033cm" svg:height="1.033cm" svg:x="3.357cm" svg:y="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5" draw:text-style-name="P3" svg:width="0.953cm" svg:height="0.953cm" svg:x="5.976cm" svg:y="0.0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8" draw:style-name="gr1" draw:text-style-name="P3" svg:x1="1.954cm" svg:y1="0.487cm" svg:x2="3.356cm" svg:y2="0.487cm"><text:p/></draw:line><draw:line text:anchor-type="paragraph" draw:z-index="8" draw:name="Shape9" draw:style-name="gr1" draw:text-style-name="P3" svg:x1="4.389cm" svg:y1="0.486cm" svg:x2="5.977cm" svg:y2="0.46cm"><text:p/></draw:line><draw:line text:anchor-type="paragraph" draw:z-index="14" draw:name="Shape15" draw:style-name="gr1" draw:text-style-name="P3" svg:x1="4.389cm" svg:y1="0.804cm" svg:x2="6.082cm" svg:y2="2.709cm"><text:p/></draw:line><draw:line text:anchor-type="paragraph" draw:z-index="15" draw:name="Shape16" draw:style-name="gr1" draw:text-style-name="P3" svg:x1="4.389cm" svg:y1="2.709cm" svg:x2="6.082cm" svg:y2="0.804cm"><text:p/></draw:line><text:span text:style-name="T4"><text:tab/>a<text:tab/><text:tab/>b<text:tab/><text:tab/>c</text:span></text:p>
      <text:p text:style-name="P2"><draw:line text:anchor-type="paragraph" draw:z-index="6" draw:name="Shape7" draw:style-name="gr1" draw:text-style-name="P3" svg:x1="1.319cm" svg:y1="0.182cm" svg:x2="1.319cm" svg:y2="1.611cm"><text:p/></draw:line><draw:line text:anchor-type="paragraph" draw:z-index="9" draw:name="Shape10" draw:style-name="gr1" draw:text-style-name="P3" svg:x1="6.479cm" svg:y1="0.129cm" svg:x2="6.479cm" svg:y2="1.69cm"><text:p/></draw:line><draw:line text:anchor-type="paragraph" draw:z-index="12" draw:name="Shape13" draw:style-name="gr1" draw:text-style-name="P3" svg:x1="3.912cm" svg:y1="0.182cm" svg:x2="3.912cm" svg:y2="1.717cm"><text:p/></draw:line><draw:line text:anchor-type="paragraph" draw:z-index="13" draw:name="Shape14" draw:style-name="gr1" draw:text-style-name="P3" svg:x1="1.743cm" svg:y1="0.049cm" svg:x2="3.516cm" svg:y2="1.716cm"><text:p/></draw:line><text:span text:style-name="T4">4<text:tab/><text:tab/></text:span><text:span text:style-name="T3">5</text:span><text:span text:style-name="T4"><text:tab/> <text:s/></text:span><text:span text:style-name="T3">8</text:span><text:span text:style-name="T4"><text:tab/></text:span><text:span text:style-name="T3">9 <text:s text:c="2"/>15</text:span><text:span text:style-name="T4"><text:tab/></text:span><text:span text:style-name="T3">4</text:span></text:p>
      <text:p text:style-name="Standard"><draw:custom-shape text:anchor-type="paragraph" draw:z-index="3" draw:name="Shape4" draw:style-name="gr4" draw:text-style-name="P3" svg:width="1.059cm" svg:height="1.059cm" svg:x="0.843cm" svg:y="0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3" draw:text-style-name="P3" svg:width="1.006cm" svg:height="1.006cm" svg:x="3.383cm" svg:y="0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2" draw:text-style-name="P3" svg:width="1.112cm" svg:height="1.112cm" svg:x="5.897cm" svg:y="0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<text:tab/></text:span></text:p>
      <text:p text:style-name="P1"><draw:line text:anchor-type="paragraph" draw:z-index="10" draw:name="Shape11" draw:style-name="gr1" draw:text-style-name="P3" svg:x1="1.901cm" svg:y1="0.471cm" svg:x2="3.383cm" svg:y2="0.471cm"><text:p/></draw:line><draw:line text:anchor-type="paragraph" draw:z-index="11" draw:name="Shape12" draw:style-name="gr1" draw:text-style-name="P3" svg:x1="4.389cm" svg:y1="0.497cm" svg:x2="5.897cm" svg:y2="0.497cm"><text:p/></draw:line><text:span text:style-name="T4"><text:tab/>f<text:tab/><text:tab/>e<text:tab/><text:tab/>d</text:span></text:p>
      <text:p text:style-name="P1"><text:span text:style-name="T4"><text:tab/><text:tab/>3<text:tab/><text:tab/>12</text:span></text:p>
      <text:p text:style-name="P1"><text:span text:style-name="T4"/></text:p>
      <text:p text:style-name="P2"><text:span text:style-name="T4">b-</text:span><text:span text:style-name="T3">d:9 <text:s/>c-e:15 b-e: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6T11:33:58.183000000</meta:creation-date>
    <dc:date>2022-09-16T11:39:13.734000000</dc:date>
    <meta:editing-duration>PT5M15S</meta:editing-duration>
    <meta:editing-cycles>1</meta:editing-cycles>
    <meta:document-statistic meta:table-count="0" meta:image-count="0" meta:object-count="0" meta:page-count="1" meta:paragraph-count="8" meta:word-count="24" meta:character-count="99" meta:non-whitespace-character-count="63"/>
    <meta:generator>LibreOffice/6.4.0.3$Windows_X86_64 LibreOffice_project/b0a288ab3d2d4774cb44b62f04d5d28733ac6df8</meta:generator>
  </office:meta>
</office:document-meta>
</file>